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3E8C6C88D61.jpg" manifest:media-type="image/jpeg"/>
  <manifest:file-entry manifest:full-path="Pictures/100002010000040000000300D07C86B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start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ohn Horton - Android Programming for Beginners</presentation:footer-decl>
      <presentation:date-time-decl presentation:name="dtd1" presentation:source="fixed">Packt Publishing 2015</presentation:date-time-decl>
      <draw:page draw:name="page1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3.506cm" svg:x="1.4cm" svg:y="2.937cm" presentation:class="title">
          <draw:text-box>
            <text:p>Java – First Contact</text:p>
          </draw:text-box>
        </draw:frame>
        <draw:frame presentation:style-name="pr2" draw:text-style-name="P1" draw:layer="layout" svg:width="25.199cm" svg:height="12.179cm" svg:x="1.4cm" svg:y="6.7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2.937cm" presentation:class="title" presentation:placeholder="true">
          <draw:text-box/>
        </draw:frame>
        <draw:frame presentation:style-name="pr4" draw:layer="layout" svg:width="25.199cm" svg:height="12.179cm" svg:x="1.4cm" svg:y="6.7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use-footer-name="ftr1" presentation:use-date-time-name="dtd1">
        <draw:frame draw:name="Picture 3" draw:style-name="gr2" draw:text-style-name="P2" draw:layer="layout" svg:width="10.16cm" svg:height="10.16cm" svg:x="8.92cm" svg:y="5.42cm">
          <draw:image xlink:href="Pictures/10000000000003E8000003E8C6C88D6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2010000040000000300D07C86B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99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99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506cm" svg:x="1.4cm" svg:y="2.937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79cm" svg:x="1.4cm" svg:y="6.7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6" draw:layer="backgroundobjects" svg:width="11.684cm" svg:height="1.448cm" svg:x="8.128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3</text:page-count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2T18:19:08.647633000</meta:creation-date>
    <dc:date>2016-11-02T19:06:25.296281000</dc:date>
    <meta:editing-duration>PT22M47S</meta:editing-duration>
    <meta:editing-cycles>10</meta:editing-cycles>
    <meta:generator>LibreOffice/4.4.5.2$MacOSX_X86_64 LibreOffice_project/a22f674fd25a3b6f45bdebf25400ed2adff0ff99</meta:generator>
    <meta:document-statistic meta:object-count="32"/>
  </office:meta>
</office:document-meta>
</file>